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20pt" officeooo:rsid="0013353e" officeooo:paragraph-rsid="0013353e" style:font-size-asian="20pt" style:font-size-complex="20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P5" style:family="paragraph" style:parent-style-name="Standard">
      <style:text-properties style:font-name="Courier" fo:font-size="16pt" officeooo:rsid="0013353e" officeooo:paragraph-rsid="0013353e" style:font-size-asian="16pt" style:font-size-complex="16pt"/>
    </style:style>
    <style:style style:name="T1" style:family="text">
      <style:text-properties officeooo:rsid="0013353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e, Thou Fount</text:p>
      <text:p text:style-name="P1"/>
      <text:p text:style-name="P5">Come, Thou fount of evr’y blessing,</text:p>
      <text:p text:style-name="P5">Tune my heart to sing Thy grace;</text:p>
      <text:p text:style-name="P5">Streams of mercy, never ceasing,</text:p>
      <text:p text:style-name="P5">Call for songs of loudest praise.</text:p>
      <text:p text:style-name="P5">Teach me Lord, some rapturous measure,</text:p>
      <text:p text:style-name="P5">Meet for blood-bought hosts above;</text:p>
      <text:p text:style-name="P5">While I sing the countless treasure</text:p>
      <text:p text:style-name="P5">Of my God’s unchanging love.</text:p>
      <text:p text:style-name="P5"/>
      <text:p text:style-name="P5">O to grace how great a debtor</text:p>
      <text:p text:style-name="P5">Daily I’m constrained to be!</text:p>
      <text:p text:style-name="P5">Let that grace Lord, like a fetter,</text:p>
      <text:p text:style-name="P5">Bind my wand’ring heart to Thee.</text:p>
      <text:p text:style-name="P5">Prone to wander, Lord I fell it;</text:p>
      <text:p text:style-name="P5">Prone to leave the God I love:</text:p>
      <text:p text:style-name="P5">Yet Thou, Lord, hast deigned to seal it;</text:p>
      <text:p text:style-name="P5">With Thy Spirit from above.</text:p>
      <text:p text:style-name="P5"/>
      <text:p text:style-name="P5">Jesus sought me when a stranger,</text:p>
      <text:p text:style-name="P5">Wand’ring from the fold of God;</text:p>
      <text:p text:style-name="P5">He, to save my soul from danger,</text:p>
      <text:p text:style-name="P5">Interposed His precious blood.</text:p>
      <text:p text:style-name="P5">Rescued thus from sin and danger,</text:p>
      <text:p text:style-name="P5">Purchased by the Saviour’s blood,</text:p>
      <text:p text:style-name="P5">May I walk on earth a stranger,</text:p>
      <text:p text:style-name="P5">As a son and heir of God.</text:p>
      <text:p text:style-name="P2"/>
      <text:p text:style-name="P2"/>
      <text:p text:style-name="P2">Composer: <text:span text:style-name="T1">John Wyeth (1770-1858)</text:span></text:p>
      <text:p text:style-name="P2">Lyricist: <text:span text:style-name="T1">Robert Robinson (1735-1790)</text:span> </text:p>
      <text:p text:style-name="P2"/>
      <text:p text:style-name="P2"/>
      <text:p text:style-name="P5">Hymns of Truth and Praise 4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08:58:20.144366186</meta:creation-date>
    <meta:editing-duration>PT10M41S</meta:editing-duration>
    <meta:editing-cycles>2</meta:editing-cycles>
    <meta:generator>LibreOffice/6.2.8.2$MacOSX_X86_64 LibreOffice_project/f82ddfca21ebc1e222a662a32b25c0c9d20169ee</meta:generator>
    <dc:title>TubaHymn</dc:title>
    <dc:date>2020-04-25T09:09:00.647864700</dc:date>
    <meta:document-statistic meta:table-count="0" meta:image-count="0" meta:object-count="0" meta:page-count="1" meta:paragraph-count="28" meta:word-count="163" meta:character-count="881" meta:non-whitespace-character-count="745"/>
    <meta:template xlink:type="simple" xlink:actuate="onRequest" xlink:title="TubaHymn" xlink:href="../../../../../Library/Application%20Support/LibreOffice/4/user/template/TubaHymn1.ott" meta:date="2020-04-25T08:58:19.702655803"/>
  </office:meta>
</office:document-meta>
</file>